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ploadException.printStackTrace( Print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ploadException.FileUploa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pload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Exception.FileUploadException( final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Exception.FileUploa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Exception.printStackTrace( Prin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